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Khmer OS" officeooo:rsid="001996f8" officeooo:paragraph-rsid="001996f8"/>
    </style:style>
    <style:style style:name="P2" style:family="paragraph" style:parent-style-name="Standard">
      <style:paragraph-properties fo:text-align="start" style:justify-single-word="false"/>
      <style:text-properties style:font-name="Khmer OS" officeooo:rsid="001996f8" officeooo:paragraph-rsid="001b9399"/>
    </style:style>
    <style:style style:name="P3" style:family="paragraph" style:parent-style-name="Standard">
      <style:text-properties style:font-name="Khmer OS" officeooo:rsid="001996f8" officeooo:paragraph-rsid="001c8800"/>
    </style:style>
    <style:style style:name="P4" style:family="paragraph" style:parent-style-name="Standard">
      <style:paragraph-properties fo:text-align="start" style:justify-single-word="false"/>
      <style:text-properties style:font-name="Khmer OS" style:text-underline-style="solid" style:text-underline-width="auto" style:text-underline-color="font-color" officeooo:rsid="001996f8" officeooo:paragraph-rsid="001996f8"/>
    </style:style>
    <style:style style:name="P5" style:family="paragraph" style:parent-style-name="Standard">
      <style:paragraph-properties fo:text-align="center" style:justify-single-word="false"/>
      <style:text-properties style:font-name="Khmer OS" fo:font-size="22pt" fo:font-weight="bold" officeooo:rsid="001996f8" officeooo:paragraph-rsid="001996f8" style:font-weight-asian="bold" style:font-weight-complex="bold"/>
    </style:style>
    <style:style style:name="T1" style:family="text">
      <style:text-properties officeooo:rsid="001b9399"/>
    </style:style>
    <style:style style:name="T2" style:family="text">
      <style:text-properties style:font-name="Khmer OS" officeooo:rsid="001fbd6e" style:font-name-complex="Khmer OS"/>
    </style:style>
    <style:style style:name="T3" style:family="text">
      <style:text-properties style:font-name="Khmer OS" officeooo:rsid="001c8800" style:font-name-complex="Khmer OS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Group: 3</text:span><text:span text:style-name="T2"><text:line-break/>- Mab Met<text:line-break/>- Chun Menghong<text:line-break/>- Kol panhadith<text:line-break/>- Sok sem<text:line-break/>- Corn Daveat<text:line-break/>- </text:span><text:span text:style-name="T3">sopol phearakyuth<text:line-break/>- chean chivaro<text:line-break/>- ghheav sinh<text:line-break/></text:span></text:p>
      <text:p text:style-name="P5">Data Modeling</text:p>
      <text:p text:style-name="P1"/>
      <text:p text:style-name="P4">Entity:</text:p>
      <text:p text:style-name="P1"/>
      <text:p text:style-name="P1">+ Person:</text:p>
      <text:p text:style-name="P1"><text:tab/>=&gt; Employ<text:line-break/><text:tab/><text:tab/>- em_Id<text:line-break/><text:tab/><text:tab/>- em_name (Khmer)<text:line-break/><text:tab/><text:tab/>- em_name (English)<text:line-break/><text:tab/><text:tab/>- <text:span text:style-name="T1">em_g</text:span>ender<text:line-break/><text:tab/><text:tab/>- <text:span text:style-name="T1">em_bod</text:span><text:line-break/><text:tab/><text:tab/>- <text:span text:style-name="T1">em_a</text:span>ddress<text:line-break/><text:tab/><text:tab/>- <text:span text:style-name="T1">em_p</text:span>osition<text:line-break/><text:tab/><text:tab/>- <text:span text:style-name="T1">em_s</text:span>alary<text:line-break/><text:tab/><text:tab/>- em_phone<text:line-break/><text:tab/><text:tab/>- <text:span text:style-name="T1">em_p</text:span>hoto<text:line-break/><text:tab/><text:tab/>- <text:span text:style-name="T1">em_d</text:span>ate<text:span text:style-name="T1">OfW</text:span>ork<text:line-break/><text:soft-page-break/><text:tab/>=&gt; Customer<text:line-break/><text:tab/><text:tab/>- cust_id<text:line-break/><text:tab/><text:tab/>- cust_name (Khmer)<text:line-break/><text:tab/><text:tab/>- cust_name (English)<text:line-break/><text:tab/><text:tab/>- cust_address<text:line-break/><text:tab/><text:tab/>- cust_phone</text:p>
      <text:p text:style-name="P1"><text:tab/>=&gt; Supplier<text:line-break/><text:tab/><text:tab/>- sup_id</text:p>
      <text:p text:style-name="P1"><text:tab/><text:tab/>- sup_name (english)<text:line-break/><text:tab/><text:tab/>- sup_address<text:line-break/><text:tab/><text:tab/>- sup_phone<text:line-break/></text:p>
      <text:p text:style-name="P1">+ Object:<text:line-break/><text:tab/>=&gt; ProductType<text:line-break/><text:tab/><text:tab/>- pro_id<text:line-break/><text:tab/><text:tab/>- <text:span text:style-name="T1">pro_</text:span>type<text:line-break/><text:tab/><text:tab/>- <text:span text:style-name="T1">pro_</text:span>others</text:p>
      <text:p text:style-name="P1"><text:tab/>=&gt; Product<text:line-break/><text:tab/><text:tab/>- pro_id<text:line-break/><text:tab/><text:tab/>- pro_name<text:line-break/><text:tab/><text:tab/>- <text:span text:style-name="T1">pro_</text:span>qty<text:line-break/><text:tab/><text:tab/>- <text:span text:style-name="T1">pro_</text:span>importPrice<text:line-break/><text:tab/><text:tab/>- <text:span text:style-name="T1">pro_</text:span>salePrice<text:line-break/><text:tab/><text:tab/>- <text:span text:style-name="T1">pro_</text:span>others<text:line-break/>+ Events:<text:line-break/><text:tab/>=&gt; Import<text:line-break/><text:tab/><text:tab/>- im_id</text:p>
      <text:p text:style-name="P2"><text:soft-page-break/><text:tab/><text:tab/>- im_datetime<text:line-break/><text:tab/><text:tab/>- importer_info</text:p>
      <text:p text:style-name="P2"><text:tab/><text:tab/>- receiver_info <text:line-break/><text:tab/><text:tab/>- im_total<text:span text:style-name="T1">P</text:span>ri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3T10:20:02.418793313</dc:date>
    <meta:editing-duration>PT19M55S</meta:editing-duration>
    <meta:editing-cycles>4</meta:editing-cycles>
    <meta:generator>LibreOffice/7.1.3.2$Linux_X86_64 LibreOffice_project/10$Build-2</meta:generator>
    <meta:document-statistic meta:table-count="0" meta:image-count="0" meta:object-count="0" meta:page-count="3" meta:paragraph-count="11" meta:word-count="120" meta:character-count="773" meta:non-whitespace-character-count="587"/>
  </office:meta>
</office:document-meta>
</file>